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2" svg:font-family="Calibri" style:font-family-generic="roman"/>
    <style:font-face style:name="Chaparral Pro Light" svg:font-family="'Chaparral Pro Light'" style:font-family-generic="roman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haparral Pro Light1" svg:font-family="'Chaparral Pro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barnDoorWipe" smil:subtype="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barWipe" smil:subtype="leftToRight" smil:direction="reverse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pushWipe" smil:subtype="fromBottom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6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miscShapeWipe" smil:subtype="horizontal"/>
    </style:style>
    <style:style style:name="dp7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checkerBoardWipe" smil:subtype="across"/>
    </style:style>
    <style:style style:name="gr1" style:family="graphic">
      <style:graphic-properties style:protect="size"/>
    </style:style>
    <style:style style:name="pr1" style:family="presentation" style:parent-style-name="Slide_20_de_20_títul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Slide_20_de_20_título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Slide_20_de_20_título-notes">
      <style:graphic-properties draw:fill-color="#ffffff" fo:min-height="13.364cm"/>
    </style:style>
    <style:style style:name="pr4" style:family="presentation" style:parent-style-name="Somente_20_títul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5" style:family="presentation" style:parent-style-name="Somente_20_título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T1" style:family="text">
      <style:text-properties fo:font-variant="normal" fo:text-transform="none" fo:color="#e7e7e7" style:text-line-through-style="none" style:text-line-through-type="none" style:text-position="0% 100%" style:font-name="Chaparral Pro Light1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fo:color="#e9e9e9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e7e7e7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e7e7e7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font-variant="normal" fo:text-transform="none" fo:color="#e7e7e7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e7e7e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e9e9e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 xml:id="id1" draw:id="id1">
        <office:forms form:automatic-focus="false" form:apply-design-mode="false"/>
        <draw:frame draw:name="Título 2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Herói dos heróis</text:span></text:p>
          </draw:text-box>
        </draw:frame>
        <draw:frame draw:name="Subtítulo 3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Novo Som</text:span></text:p>
            <text:p text:style-name="P3"><text:span text:style-name="T3"/></text:p>
          </draw:text-box>
        </draw:frame>
        <anim:par smil:dur="indefinite" smil:restart="never" presentation:node-type="timing-root">
          <anim:par smil:begin="id1.begin">
            <anim:transitionFilter smil:dur="3s" smil:type="barnDoo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omente_20_título" presentation:presentation-page-layout-name="AL2T19" xml:id="id2" draw:id="id2">
        <draw:frame draw:name="Título 3" presentation:style-name="pr4" draw:text-style-name="P2" draw:layer="layout" svg:width="23.43cm" svg:height="14.362cm" svg:x="1.27cm" svg:y="0.763cm" presentation:class="title" presentation:user-transformed="true">
          <draw:text-box>
            <text:p text:style-name="P1"><text:span text:style-name="T4">Uma missão coroada de paz, </text:span><text:span text:style-name="T4"><text:line-break/></text:span><text:span text:style-name="T4">alicerçada nas mãos do supremo criador.</text:span><text:span text:style-name="T4"><text:line-break/></text:span><text:span text:style-name="T4">No coração exalava o amor </text:span><text:span text:style-name="T4"><text:line-break/></text:span><text:span text:style-name="T4">incompreendido na terra, a estrela da manhã.</text:span></text:p>
          </draw:text-box>
        </draw:frame>
        <anim:par smil:dur="indefinite" smil:restart="never" presentation:node-type="timing-root">
          <anim:par smil:begin="id2.begin">
            <anim:transitionFilter smil:dur="3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omente_20_título" presentation:presentation-page-layout-name="AL2T19" xml:id="id3" draw:id="id3">
        <draw:frame draw:name="Título 1" presentation:style-name="pr4" draw:text-style-name="P2" draw:layer="layout" svg:width="23.43cm" svg:height="15.762cm" svg:x="1.27cm" svg:y="0.763cm" presentation:class="title" presentation:user-transformed="true">
          <draw:text-box>
            <text:p text:style-name="P1"><text:span text:style-name="T4">Mesmo sofrendo ele não reclamou.</text:span><text:span text:style-name="T4"><text:line-break/></text:span><text:span text:style-name="T4">Olhou pro céu e pediu pela humanidade.</text:span><text:span text:style-name="T4"><text:line-break/></text:span><text:span text:style-name="T4">Naquela cruz o herói dos heróis, venceu a morte e levou ou! ou! sobre si os meus pecados.</text:span></text:p>
          </draw:text-box>
        </draw:frame>
        <anim:par smil:dur="indefinite" smil:restart="never" presentation:node-type="timing-root">
          <anim:par smil:begin="id3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Somente_20_título" presentation:presentation-page-layout-name="AL2T19" xml:id="id4" draw:id="id4">
        <draw:frame draw:name="Título 1" presentation:style-name="pr4" draw:text-style-name="P2" draw:layer="layout" svg:width="23.43cm" svg:height="17.162cm" svg:x="1.27cm" svg:y="0.763cm" presentation:class="title" presentation:user-transformed="true">
          <draw:text-box>
            <text:p text:style-name="P1"><text:span text:style-name="T5">Ele deixou sua glória no céu, </text:span><text:span text:style-name="T5"><text:line-break/></text:span><text:span text:style-name="T5">veio revelar a luz do sol da justiça.</text:span><text:span text:style-name="T5"><text:line-break/></text:span><text:span text:style-name="T5">Ele ensinou a verdade e o amor, </text:span><text:span text:style-name="T5"><text:line-break/></text:span><text:span text:style-name="T5">provou do beijo da morte, se entregou em meu lugar.</text:span></text:p>
          </draw:text-box>
        </draw:frame>
        <anim:par smil:dur="indefinite" smil:restart="never"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Somente_20_título" presentation:presentation-page-layout-name="AL2T19" xml:id="id5" draw:id="id5">
        <draw:frame draw:name="Título 1" presentation:style-name="pr4" draw:text-style-name="P2" draw:layer="layout" svg:width="23.23cm" svg:height="15.962cm" svg:x="1.27cm" svg:y="0.763cm" presentation:class="title" presentation:user-transformed="true">
          <draw:text-box>
            <text:p text:style-name="P1"><text:span text:style-name="T4">Mesmo sofrendo ele não reclamou.</text:span><text:span text:style-name="T4"><text:line-break/></text:span><text:span text:style-name="T4">Olhou pro céu e pediu pela humanidade.</text:span><text:span text:style-name="T4"><text:line-break/></text:span><text:span text:style-name="T4">Naquela cruz o herói dos heróis, venceu a morte e levou ou! ou! sobre si os meus pecados.</text:span></text:p>
          </draw:text-box>
        </draw:frame>
        <anim:par smil:dur="indefinite" smil:restart="never" presentation:node-type="timing-root">
          <anim:par smil:begin="id5.begin">
            <anim:transitionFilter smil:dur="3s" smil:type="miscShap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Somente_20_título" presentation:presentation-page-layout-name="AL2T19">
        <draw:frame draw:name="Título 1" presentation:style-name="pr4" draw:text-style-name="P2" draw:layer="layout" svg:width="23.23cm" svg:height="16.962cm" svg:x="1.27cm" svg:y="0.763cm" presentation:class="title" presentation:user-transformed="true">
          <draw:text-box>
            <text:p text:style-name="P1"><text:span text:style-name="T6">No coração exalava o amor incompreendido na terra, </text:span><text:span text:style-name="T6"><text:line-break/></text:span><text:span text:style-name="T6">a estrela da manhã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Somente_20_título" presentation:presentation-page-layout-name="AL2T19" xml:id="id6" draw:id="id6">
        <draw:frame draw:name="Título 1" presentation:style-name="pr4" draw:text-style-name="P2" draw:layer="layout" svg:width="23.43cm" svg:height="16.962cm" svg:x="1.27cm" svg:y="0.763cm" presentation:class="title" presentation:user-transformed="true">
          <draw:text-box>
            <text:p text:style-name="P1"><text:span text:style-name="T4">Mesmo sofrendo ele não reclamou.</text:span><text:span text:style-name="T4"><text:line-break/></text:span><text:span text:style-name="T4">Olhou pro céu e pediu pela humanidade.</text:span><text:span text:style-name="T4"><text:line-break/></text:span><text:span text:style-name="T4">Naquela cruz o herói dos heróis, venceu a morte e levou ou! ou! sobre si os meus pecados.</text:span><text:span text:style-name="T4"><text:line-break/></text:span><text:span text:style-name="T4"> </text:span></text:p>
          </draw:text-box>
        </draw:frame>
        <anim:par smil:dur="indefinite" smil:restart="never" presentation:node-type="timing-root">
          <anim:par smil:begin="id6.begin">
            <anim:transitionFilter smil:dur="3s" smil:type="checkerBoardWipe" smil:subtype="across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2" svg:font-family="Calibri" style:font-family-generic="roman"/>
    <style:font-face style:name="Chaparral Pro Light" svg:font-family="'Chaparral Pro Light'" style:font-family-generic="roman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haparral Pro Light1" svg:font-family="'Chaparral Pro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solid" draw:fill-color="#0c0c0c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omente_20_título-background" style:display-name="Somente título-background" style:family="presentation">
      <style:graphic-properties draw:stroke="none" draw:fill="solid" draw:fill-color="#0c0c0c"/>
      <style:text-properties style:letter-kerning="true"/>
    </style:style>
    <style:style style:name="Somente_20_título-backgroundobjects" style:display-name="Soment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mente_20_título-notes" style:display-name="Soment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mente_20_título-outline1" style:display-name="Somente título-outline1" style:family="presentation">
      <style:graphic-properties draw:stroke="none" draw:fill="none" draw:auto-grow-height="false" draw:fit-to-size="shrink-to-fit">
        <text:list-style style:name="Somente_20_título-outline1" style:display-name="Soment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omente_20_título-outline2" style:display-name="Somente título-outline2" style:family="presentation" style:parent-style-name="Soment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omente_20_título-outline3" style:display-name="Somente título-outline3" style:family="presentation" style:parent-style-name="Soment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-outline4" style:display-name="Somente título-outline4" style:family="presentation" style:parent-style-name="Soment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-outline5" style:display-name="Somente título-outline5" style:family="presentation" style:parent-style-name="Somente_20_título-outline4">
      <style:paragraph-properties fo:margin-top="0.1cm" fo:margin-bottom="0cm"/>
      <style:text-properties fo:font-size="20pt" style:font-size-asian="20pt" style:font-size-complex="20pt"/>
    </style:style>
    <style:style style:name="Somente_20_título-outline6" style:display-name="Somente título-outline6" style:family="presentation" style:parent-style-name="Somente_20_título-outline5">
      <style:paragraph-properties fo:margin-top="0.1cm" fo:margin-bottom="0cm"/>
      <style:text-properties fo:font-size="20pt" style:font-size-asian="20pt" style:font-size-complex="20pt"/>
    </style:style>
    <style:style style:name="Somente_20_título-outline7" style:display-name="Somente título-outline7" style:family="presentation" style:parent-style-name="Somente_20_título-outline6">
      <style:paragraph-properties fo:margin-top="0.1cm" fo:margin-bottom="0cm"/>
      <style:text-properties fo:font-size="20pt" style:font-size-asian="20pt" style:font-size-complex="20pt"/>
    </style:style>
    <style:style style:name="Somente_20_título-outline8" style:display-name="Somente título-outline8" style:family="presentation" style:parent-style-name="Somente_20_título-outline7">
      <style:paragraph-properties fo:margin-top="0.1cm" fo:margin-bottom="0cm"/>
      <style:text-properties fo:font-size="20pt" style:font-size-asian="20pt" style:font-size-complex="20pt"/>
    </style:style>
    <style:style style:name="Somente_20_título-outline9" style:display-name="Somente título-outline9" style:family="presentation" style:parent-style-name="Somente_20_título-outline8">
      <style:paragraph-properties fo:margin-top="0.1cm" fo:margin-bottom="0cm"/>
      <style:text-properties fo:font-size="20pt" style:font-size-asian="20pt" style:font-size-complex="20pt"/>
    </style:style>
    <style:style style:name="Somente_20_título-subtitle" style:display-name="Somente título-subtitle" style:family="presentation">
      <style:graphic-properties draw:stroke="none" draw:fill="none" draw:textarea-vertical-align="middle">
        <text:list-style style:name="Somente_20_título-subtitle" style:display-name="Soment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mente_20_título-title" style:display-name="Somente título-title" style:family="presentation">
      <style:graphic-properties draw:stroke="none" draw:fill="none" draw:textarea-vertical-align="middle">
        <text:list-style style:name="Somente_20_título-title" style:display-name="Soment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c0c0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oment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Soment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Somente_20_título-backgroundobjects">
      <style:graphic-properties draw:stroke="none" draw:fill="none" draw:fill-color="#ffffff" draw:auto-grow-height="false" fo:min-height="1.485cm"/>
    </style:style>
    <style:style style:name="Mpr8" style:family="presentation" style:parent-style-name="Somente_20_títul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lide_20_de_20_título" style:display-name="Slide de título" style:page-layout-name="PM1" draw:style-name="Mdp1">
      <draw:frame draw:name="Título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que para editar o título mestre</text:span></text:p>
        </draw:text-box>
      </draw:frame>
      <draw:frame draw:name="Espaço Reservado para Data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7-02-12">12/02/17</text:date></text:span></text:p>
        </draw:text-box>
      </draw:frame>
      <draw:frame draw:name="Espaço Reservado para Rodapé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omente_20_título" style:display-name="Somente título" style:page-layout-name="PM1" draw:style-name="Mdp1">
      <draw:frame draw:name="Título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que para editar o título mestre</text:span></text:p>
        </draw:text-box>
      </draw:frame>
      <draw:frame draw:name="Espaço Reservado para Data 2" presentation:style-name="Mpr6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7-02-12">12/02/17</text:date></text:span></text:p>
        </draw:text-box>
      </draw:frame>
      <draw:frame draw:name="Espaço Reservado para Rodapé 3" presentation:style-name="Mpr6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4" presentation:style-name="Mpr6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Soment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omente_20_título-title" draw:layer="backgroundobjects" svg:width="14.848cm" svg:height="11.136cm" svg:x="3.075cm" svg:y="2.257cm" presentation:class="page"/>
        <draw:frame presentation:style-name="Soment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erói dos heróis</dc:title>
    <meta:initial-creator>IVANILTO</meta:initial-creator>
    <dc:creator>IVANILTO</dc:creator>
    <meta:editing-cycles>3</meta:editing-cycles>
    <meta:creation-date>2016-07-20T20:14:24</meta:creation-date>
    <dc:date>2016-07-20T20:38:15</dc:date>
    <meta:editing-duration>PT23M</meta:editing-duration>
    <meta:generator>LibreOffice/5.2.5.1$Linux_X86_64 LibreOffice_project/20m0$Build-1</meta:generator>
    <meta:document-statistic meta:object-count="54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